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language="en" fo:country="US" officeooo:rsid="000a3295" officeooo:paragraph-rsid="000a3295"/>
    </style:style>
    <style:style style:name="P2" style:family="paragraph" style:parent-style-name="Standard">
      <style:text-properties fo:color="#000000" loext:opacity="100%" fo:language="en" fo:country="US" fo:font-style="italic" officeooo:rsid="000b8a9e" officeooo:paragraph-rsid="000b8a9e" style:font-style-asian="italic" style:font-style-complex="italic"/>
    </style:style>
    <style:style style:name="P3" style:family="paragraph" style:parent-style-name="Standard">
      <style:text-properties fo:color="#000000" loext:opacity="100%" fo:language="en" fo:country="US" officeooo:rsid="000a3295" officeooo:paragraph-rsid="000c63d9"/>
    </style:style>
    <style:style style:name="P4" style:family="paragraph" style:parent-style-name="Standard">
      <style:text-properties fo:color="#000000" loext:opacity="100%" fo:language="en" fo:country="US" fo:font-style="italic" officeooo:rsid="000c63d9" officeooo:paragraph-rsid="000c63d9" style:font-style-asian="italic" style:font-style-complex="italic"/>
    </style:style>
    <style:style style:name="P5" style:family="paragraph" style:parent-style-name="Standard">
      <style:text-properties fo:color="#000000" loext:opacity="100%" fo:language="en" fo:country="US" officeooo:rsid="000dad88" officeooo:paragraph-rsid="000dad88"/>
    </style:style>
    <style:style style:name="T1" style:family="text">
      <style:text-properties officeooo:rsid="000c63d9"/>
    </style:style>
    <style:style style:name="T2" style:family="text">
      <style:text-properties fo:font-style="italic" officeooo:rsid="000c63d9" style:font-style-asian="italic" style:font-style-complex="italic"/>
    </style:style>
    <style:style style:name="T3" style:family="text">
      <style:text-properties fo:font-style="italic" officeooo:rsid="000df448" style:font-style-asian="italic" style:font-style-complex="italic"/>
    </style:style>
    <style:style style:name="T4" style:family="text">
      <style:text-properties officeooo:rsid="000b8a9e"/>
    </style:style>
    <style:style style:name="T5" style:family="text">
      <style:text-properties officeooo:rsid="000e9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ic single player game : 1 player, 1 body</text:p>
      <text:p text:style-name="P2">Recommended for beginners</text:p>
      <text:p text:style-name="P2"/>
      <text:p text:style-name="P3">New mode<text:span text:style-name="T1">s</text:span> - <text:span text:style-name="T2">UNLOCKABLE (pretendument?</text:span><text:span text:style-name="T3">)</text:span></text:p>
      <text:p text:style-name="P4"/>
      <text:p text:style-name="P1"><text:span text:style-name="T4">(new?) </text:span>new game+ (experts only) 1, player, several bodies</text:p>
      <text:p text:style-name="P2"><text:span text:style-name="T1">How well</text:span> can you guide <text:span text:style-name="T1">them</text:span> ?</text:p>
      <text:p text:style-name="P4">Unlocked by <text:span text:style-name="T5">subprime achievement</text:span></text:p>
      <text:p text:style-name="P1"/>
      <text:p text:style-name="P3">(new<text:span text:style-name="T1">er</text:span>?) multiplayer : 2 (or more !) players, one body. </text:p>
      <text:p text:style-name="P3"><text:span text:style-name="T4">Fight for control or </text:span></text:p>
      <text:p text:style-name="P1"/>
      <text:p text:style-name="P5">#speedrun</text:p>
      <text:p text:style-name="P5"/>
      <text:p text:style-name="P5">#permadeath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09:39.861982383</meta:creation-date>
    <dc:date>2024-11-27T16:03:48.352487943</dc:date>
    <meta:editing-duration>PT3H54M5S</meta:editing-duration>
    <meta:editing-cycles>7</meta:editing-cycles>
    <meta:generator>LibreOffice/24.8.3.2$Linux_X86_64 LibreOffice_project/480$Build-2</meta:generator>
    <meta:document-statistic meta:table-count="0" meta:image-count="0" meta:object-count="0" meta:page-count="1" meta:paragraph-count="10" meta:word-count="53" meta:character-count="324" meta:non-whitespace-character-count="278"/>
  </office:meta>
</office:document-meta>
</file>